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7f4e" officeooo:paragraph-rsid="00187f4e"/>
    </style:style>
    <style:style style:name="P2" style:family="paragraph" style:parent-style-name="Standard">
      <style:paragraph-properties fo:text-align="start" style:justify-single-word="false"/>
      <style:text-properties officeooo:rsid="00187f4e" officeooo:paragraph-rsid="00187f4e"/>
    </style:style>
    <style:style style:name="P3" style:family="paragraph" style:parent-style-name="Standard">
      <style:paragraph-properties fo:text-align="center" style:justify-single-word="false"/>
      <style:text-properties fo:font-size="14pt" officeooo:rsid="00187f4e" officeooo:paragraph-rsid="00187f4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87f4e" officeooo:paragraph-rsid="00187f4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8acb9" officeooo:paragraph-rsid="0018acb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8acb9" officeooo:paragraph-rsid="0018acb9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normal" officeooo:rsid="001d87d7" officeooo:paragraph-rsid="001d87d7" style:font-weight-asian="normal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normal" officeooo:rsid="0020bec6" officeooo:paragraph-rsid="0020bec6" style:font-weight-asian="normal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0pt" fo:font-weight="normal" officeooo:rsid="0020bec6" officeooo:paragraph-rsid="00213cb2" style:font-size-asian="10pt" style:font-weight-asian="normal" style:font-size-complex="10pt" style:font-weight-complex="normal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bold" officeooo:rsid="001bb30a" officeooo:paragraph-rsid="0020bec6" style:font-weight-asian="bold" style:font-weight-complex="bold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bold" officeooo:rsid="0020bec6" officeooo:paragraph-rsid="0020bec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24abfe" officeooo:paragraph-rsid="0024abfe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font-weight="normal" officeooo:rsid="00291581" officeooo:paragraph-rsid="0030d6e9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font-weight="normal" officeooo:rsid="00291581" officeooo:paragraph-rsid="00213cb2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font-weight="normal" officeooo:rsid="002afd51" officeooo:paragraph-rsid="002afd51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font-weight="normal" officeooo:rsid="002afd51" officeooo:paragraph-rsid="002afd51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font-weight="bold" officeooo:rsid="002afd51" officeooo:paragraph-rsid="002afd51" style:font-size-asian="14pt" style:font-weight-asian="bold" style:font-size-complex="14pt" style:font-weight-complex="bold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Courier" fo:font-size="10pt" fo:font-weight="normal" officeooo:rsid="00213cb2" officeooo:paragraph-rsid="00213cb2" style:font-size-asian="10pt" style:font-weight-asian="normal" style:font-size-complex="10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Courier" fo:font-size="10pt" fo:font-weight="normal" officeooo:rsid="002afd51" officeooo:paragraph-rsid="002afd51" style:font-size-asian="10pt" style:font-weight-asian="normal" style:font-size-complex="10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Courier" fo:font-size="10pt" fo:font-weight="normal" officeooo:rsid="00291581" officeooo:paragraph-rsid="00291581" style:font-size-asian="10pt" style:font-weight-asian="normal" style:font-size-complex="10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Courier" fo:font-size="10pt" fo:font-weight="normal" officeooo:rsid="0033bcb4" officeooo:paragraph-rsid="0033bcb4" style:font-size-asian="10pt" style:font-weight-asian="normal" style:font-size-complex="10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Courier" fo:font-size="10pt" fo:font-weight="normal" officeooo:rsid="003bbbd4" officeooo:paragraph-rsid="003bbbd4" style:font-size-asian="10pt" style:font-weight-asian="normal" style:font-size-complex="10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.3cm" fo:margin-right="0cm" fo:text-align="start" style:justify-single-word="false" fo:text-indent="0cm" style:auto-text-indent="false" style:page-number="auto" fo:background-color="transparent"/>
      <style:text-properties fo:font-weight="bold" officeooo:rsid="001d87d7" officeooo:paragraph-rsid="001d87d7" style:font-weight-asian="normal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.3cm" fo:margin-right="0cm" fo:text-align="start" style:justify-single-word="false" fo:text-indent="0cm" style:auto-text-indent="false" style:page-number="auto" fo:background-color="transparent"/>
      <style:text-properties fo:font-weight="bold" officeooo:rsid="001bb30a" officeooo:paragraph-rsid="001bb30a" style:font-weight-asian="bold" style:font-weight-complex="bold"/>
    </style:style>
    <style:style style:name="P25" style:family="paragraph" style:parent-style-name="Standard" style:master-page-name="">
      <loext:graphic-properties draw:fill="none"/>
      <style:paragraph-properties fo:margin-left="0.3cm" fo:margin-right="0cm" fo:text-align="start" style:justify-single-word="false" fo:text-indent="0cm" style:auto-text-indent="false" style:page-number="auto" fo:background-color="transparent"/>
      <style:text-properties fo:font-weight="bold" officeooo:paragraph-rsid="001bb30a"/>
    </style:style>
    <style:style style:name="P26" style:family="paragraph" style:parent-style-name="Standard" style:master-page-name="">
      <loext:graphic-properties draw:fill="none"/>
      <style:paragraph-properties fo:margin-left="0.3cm" fo:margin-right="0cm" fo:text-align="start" style:justify-single-word="false" fo:text-indent="0cm" style:auto-text-indent="false" style:page-number="auto" fo:background-color="transparent"/>
      <style:text-properties fo:font-weight="normal" officeooo:rsid="0020bec6" officeooo:paragraph-rsid="0020bec6" style:font-weight-asian="normal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.199cm" fo:margin-right="0cm" fo:text-align="start" style:justify-single-word="false" fo:text-indent="0cm" style:auto-text-indent="false" style:page-number="auto" fo:background-color="transparent"/>
      <style:text-properties style:font-name="Liberation Serif" fo:font-size="12pt" fo:font-weight="normal" officeooo:rsid="00291581" officeooo:paragraph-rsid="0030d6e9" style:font-size-asian="12pt" style:font-weight-asian="normal" style:font-size-complex="12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.199cm" fo:margin-right="0cm" fo:text-align="start" style:justify-single-word="false" fo:text-indent="0cm" style:auto-text-indent="false" style:page-number="auto" fo:background-color="transparent"/>
      <style:text-properties style:font-name="Liberation Serif" fo:font-size="12pt" fo:font-weight="normal" officeooo:rsid="00291581" officeooo:paragraph-rsid="00291581" style:font-size-asian="12pt" style:font-weight-asian="normal" style:font-size-complex="12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.199cm" fo:margin-right="0cm" fo:text-align="start" style:justify-single-word="false" fo:text-indent="0cm" style:auto-text-indent="false" style:page-number="auto" fo:background-color="transparent"/>
      <style:text-properties style:font-name="Liberation Serif" fo:font-size="12pt" fo:font-weight="normal" officeooo:rsid="0033bcb4" officeooo:paragraph-rsid="0033bcb4" style:font-size-asian="12pt" style:font-weight-asian="normal" style:font-size-complex="12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.199cm" fo:margin-right="0cm" fo:text-align="start" style:justify-single-word="false" fo:text-indent="0cm" style:auto-text-indent="false" style:page-number="auto" fo:background-color="transparent"/>
      <style:text-properties style:font-name="Liberation Serif" fo:font-size="12pt" fo:font-weight="normal" officeooo:rsid="003bbbd4" officeooo:paragraph-rsid="003bbbd4" style:font-size-asian="12pt" style:font-weight-asian="normal" style:font-size-complex="12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.199cm" fo:margin-right="0cm" fo:text-align="start" style:justify-single-word="false" fo:text-indent="0cm" style:auto-text-indent="false" style:page-number="auto" fo:background-color="transparent"/>
      <style:text-properties style:font-name="Liberation Serif" fo:font-size="10pt" fo:font-weight="normal" officeooo:rsid="00213cb2" officeooo:paragraph-rsid="00213cb2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53e8e1" officeooo:paragraph-rsid="0053e8e1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55b84e" officeooo:paragraph-rsid="0055b84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6pt" officeooo:rsid="00187f4e" officeooo:paragraph-rsid="00187f4e" style:font-size-asian="16pt" style:font-size-complex="16pt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187f4e" officeooo:paragraph-rsid="00187f4e"/>
    </style:style>
    <style:style style:name="P36" style:family="paragraph" style:parent-style-name="Standard">
      <style:paragraph-properties fo:text-align="start" style:justify-single-word="false"/>
      <style:text-properties officeooo:rsid="00187f4e" officeooo:paragraph-rsid="00187f4e"/>
    </style:style>
    <style:style style:name="P37" style:family="paragraph" style:parent-style-name="Standard" style:list-style-name="L7">
      <style:paragraph-properties fo:text-align="start" style:justify-single-word="false"/>
      <style:text-properties officeooo:rsid="00187f4e" officeooo:paragraph-rsid="00187f4e"/>
    </style:style>
    <style:style style:name="P38" style:family="paragraph" style:parent-style-name="Standard" style:list-style-name="L2">
      <style:paragraph-properties fo:text-align="start" style:justify-single-word="false"/>
      <style:text-properties officeooo:rsid="0018acb9" officeooo:paragraph-rsid="0018acb9"/>
    </style:style>
    <style:style style:name="P39" style:family="paragraph" style:parent-style-name="Standard" style:list-style-name="L3">
      <style:paragraph-properties fo:text-align="start" style:justify-single-word="false"/>
      <style:text-properties officeooo:rsid="0019b6de" officeooo:paragraph-rsid="001bb30a"/>
    </style:style>
    <style:style style:name="P40" style:family="paragraph" style:parent-style-name="Standard" style:list-style-name="L3">
      <style:paragraph-properties fo:text-align="start" style:justify-single-word="false"/>
      <style:text-properties officeooo:rsid="0019b6de" officeooo:paragraph-rsid="0019b6de"/>
    </style:style>
    <style:style style:name="P41" style:family="paragraph" style:parent-style-name="Standard" style:list-style-name="L3">
      <style:paragraph-properties fo:text-align="start" style:justify-single-word="false"/>
      <style:text-properties officeooo:rsid="0019b6de" officeooo:paragraph-rsid="0019df94"/>
    </style:style>
    <style:style style:name="P42" style:family="paragraph" style:parent-style-name="Standard" style:list-style-name="L3">
      <style:paragraph-properties fo:text-align="start" style:justify-single-word="false"/>
      <style:text-properties officeooo:rsid="0019df94" officeooo:paragraph-rsid="0019df94"/>
    </style:style>
    <style:style style:name="P43" style:family="paragraph" style:parent-style-name="Standard" style:list-style-name="L3">
      <style:paragraph-properties fo:text-align="start" style:justify-single-word="false"/>
      <style:text-properties officeooo:rsid="0019df94" officeooo:paragraph-rsid="001c34e7"/>
    </style:style>
    <style:style style:name="P44" style:family="paragraph" style:parent-style-name="Standard" style:list-style-name="L3">
      <style:paragraph-properties fo:text-align="start" style:justify-single-word="false"/>
      <style:text-properties officeooo:rsid="001c34e7" officeooo:paragraph-rsid="001c34e7"/>
    </style:style>
    <style:style style:name="P45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weight="normal" officeooo:rsid="001c34e7" officeooo:paragraph-rsid="001c34e7" style:font-weight-asian="normal" style:font-weight-complex="normal"/>
    </style:style>
    <style:style style:name="P46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weight="normal" officeooo:rsid="001d87d7" officeooo:paragraph-rsid="001d87d7" style:font-weight-asian="normal" style:font-weight-complex="normal"/>
    </style:style>
    <style:style style:name="P47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weight="normal" officeooo:rsid="001d87d7" officeooo:paragraph-rsid="003f7dcb" style:font-weight-asian="normal" style:font-weight-complex="normal"/>
    </style:style>
    <style:style style:name="P48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weight="normal" officeooo:rsid="001d87d7" officeooo:paragraph-rsid="001efefe" style:font-weight-asian="normal" style:font-weight-complex="normal"/>
    </style:style>
    <style:style style:name="P49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weight="normal" officeooo:rsid="001efefe" officeooo:paragraph-rsid="003f7dcb" style:font-weight-asian="normal" style:font-weight-complex="normal"/>
    </style:style>
    <style:style style:name="P50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weight="normal" officeooo:rsid="0020bec6" officeooo:paragraph-rsid="003f7dcb" style:font-weight-asian="normal" style:font-weight-complex="normal"/>
    </style:style>
    <style:style style:name="P5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weight="normal" officeooo:rsid="0020bec6" officeooo:paragraph-rsid="0020bec6" style:font-weight-asian="normal" style:font-weight-complex="normal"/>
    </style:style>
    <style:style style:name="P52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weight="normal" officeooo:rsid="0020bec6" officeooo:paragraph-rsid="0020bec6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fo:font-weight="bold" officeooo:rsid="00187f4e" officeooo:paragraph-rsid="00570a2e" style:font-size-asian="14pt" style:font-weight-asian="bold" style:font-size-complex="14pt" style:font-weight-complex="bold"/>
    </style:style>
    <style:style style:name="P54" style:family="paragraph" style:parent-style-name="Standard" style:list-style-name="L5" style:master-page-name="">
      <loext:graphic-properties draw:fill="none"/>
      <style:paragraph-properties fo:text-align="start" style:justify-single-word="false" style:page-number="auto" fo:break-before="auto" fo:break-after="auto" fo:background-color="transparent"/>
      <style:text-properties fo:font-weight="normal" officeooo:rsid="0020bec6" officeooo:paragraph-rsid="0020bec6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Liberation Serif" fo:font-size="10pt" fo:font-weight="normal" officeooo:rsid="00291581" officeooo:paragraph-rsid="00213cb2" style:font-size-asian="10pt" style:font-weight-asian="normal" style:font-size-complex="10pt" style:font-weight-complex="normal"/>
    </style:style>
    <style:style style:name="P56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291581" officeooo:paragraph-rsid="00213cb2" style:font-size-asian="12pt" style:font-weight-asian="normal" style:font-size-complex="12pt" style:font-weight-complex="normal"/>
    </style:style>
    <style:style style:name="P57" style:family="paragraph">
      <style:paragraph-properties fo:text-align="center"/>
    </style:style>
    <style:style style:name="T1" style:family="text">
      <style:text-properties officeooo:rsid="0019b6de"/>
    </style:style>
    <style:style style:name="T2" style:family="text">
      <style:text-properties officeooo:rsid="0019df94"/>
    </style:style>
    <style:style style:name="T3" style:family="text">
      <style:text-properties officeooo:rsid="001bb30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b30a" style:font-weight-asian="bold" style:font-weight-complex="bold"/>
    </style:style>
    <style:style style:name="T6" style:family="text">
      <style:text-properties fo:font-weight="bold" officeooo:rsid="003fd75a" style:font-weight-asian="bold" style:font-weight-complex="bold"/>
    </style:style>
    <style:style style:name="T7" style:family="text">
      <style:text-properties style:font-weight-asian="bold" style:font-weight-complex="bold"/>
    </style:style>
    <style:style style:name="T8" style:family="text">
      <style:text-properties officeooo:rsid="001bb30a" style:font-weight-asian="bold" style:font-weight-complex="bold"/>
    </style:style>
    <style:style style:name="T9" style:family="text">
      <style:text-properties officeooo:rsid="00239ace" style:font-weight-asian="bold" style:font-weight-complex="bold"/>
    </style:style>
    <style:style style:name="T10" style:family="text">
      <style:text-properties officeooo:rsid="001c34e7"/>
    </style:style>
    <style:style style:name="T11" style:family="text">
      <style:text-properties officeooo:rsid="001efef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49690e" style:font-style-asian="italic" style:font-style-complex="italic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213cb2" style:font-size-asian="14pt" style:font-size-complex="14pt"/>
    </style:style>
    <style:style style:name="T16" style:family="text">
      <style:text-properties officeooo:rsid="001fbf5d"/>
    </style:style>
    <style:style style:name="T17" style:family="text">
      <style:text-properties style:font-name="Courier"/>
    </style:style>
    <style:style style:name="T18" style:family="text">
      <style:text-properties style:font-name="Courier" officeooo:rsid="00213cb2"/>
    </style:style>
    <style:style style:name="T19" style:family="text">
      <style:text-properties style:font-name="Courier" officeooo:rsid="00252257"/>
    </style:style>
    <style:style style:name="T20" style:family="text">
      <style:text-properties style:font-name="Courier" officeooo:rsid="00271831"/>
    </style:style>
    <style:style style:name="T21" style:family="text">
      <style:text-properties style:font-name="Courier" officeooo:rsid="00291581"/>
    </style:style>
    <style:style style:name="T22" style:family="text">
      <style:text-properties style:font-name="Courier" fo:font-size="10pt" style:font-size-asian="10pt" style:font-size-complex="10pt"/>
    </style:style>
    <style:style style:name="T23" style:family="text">
      <style:text-properties style:font-name="Courier" fo:font-size="10pt" officeooo:rsid="0038ea07" style:font-size-asian="10pt" style:font-size-complex="10pt"/>
    </style:style>
    <style:style style:name="T24" style:family="text">
      <style:text-properties style:font-name="Courier" officeooo:rsid="0039306f"/>
    </style:style>
    <style:style style:name="T25" style:family="text">
      <style:text-properties style:font-name="Courier" officeooo:rsid="003ae296"/>
    </style:style>
    <style:style style:name="T26" style:family="text">
      <style:text-properties style:font-name="Courier" officeooo:rsid="003f7dcb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officeooo:rsid="00319ee0" style:font-size-asian="12pt" style:font-size-complex="12pt"/>
    </style:style>
    <style:style style:name="T29" style:family="text">
      <style:text-properties style:font-name="Liberation Serif" fo:font-size="10pt" officeooo:rsid="0030d6e9" style:font-size-asian="10pt" style:font-size-complex="10pt"/>
    </style:style>
    <style:style style:name="T30" style:family="text">
      <style:text-properties officeooo:rsid="002d1e01"/>
    </style:style>
    <style:style style:name="T31" style:family="text">
      <style:text-properties officeooo:rsid="0038ea07"/>
    </style:style>
    <style:style style:name="T32" style:family="text">
      <style:text-properties officeooo:rsid="003d37aa"/>
    </style:style>
    <style:style style:name="T33" style:family="text">
      <style:text-properties officeooo:rsid="003f7dcb"/>
    </style:style>
    <style:style style:name="T34" style:family="text">
      <style:text-properties officeooo:rsid="0041800f"/>
    </style:style>
    <style:style style:name="T35" style:family="text">
      <style:text-properties officeooo:rsid="0043090b"/>
    </style:style>
    <style:style style:name="T36" style:family="text">
      <style:text-properties officeooo:rsid="0049690e"/>
    </style:style>
    <style:style style:name="T37" style:family="text">
      <style:text-properties officeooo:rsid="00291581"/>
    </style:style>
    <style:style style:name="T38" style:family="text">
      <style:text-properties officeooo:rsid="00570a2e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Data science - laboratorium</text:p>
      <text:p text:style-name="P3">Obliczeniowa nauka o sieciach</text:p>
      <text:p text:style-name="P1"/>
      <text:p text:style-name="P2"><draw:line text:anchor-type="paragraph" draw:z-index="0" draw:name="Shape1" draw:style-name="gr1" draw:text-style-name="P57" svg:x1="0.023cm" svg:y1="0.323cm" svg:x2="16.903cm" svg:y2="0.349cm"><text:p/></draw:line></text:p>
      <text:p text:style-name="P2">Prowadzący: Radosław Michalski<text:line-break/>Kontakt: <text:a xlink:type="simple" xlink:href="mailto:radoslaw.michalski@pwr.edu.pl" text:style-name="Internet_20_link" text:visited-style-name="Visited_20_Internet_20_Link">radoslaw.michalski@pwr.edu.pl</text:a> / <text:a xlink:type="simple" xlink:href="https://www.ii.pwr.edu.pl/~michalski" text:style-name="Internet_20_link" text:visited-style-name="Visited_20_Internet_20_Link">https://www.ii.pwr.edu.pl/~michalski</text:a></text:p>
      <text:p text:style-name="P12">Github: <text:a xlink:type="simple" xlink:href="https://github.com/rmhere" text:style-name="Internet_20_link" text:visited-style-name="Visited_20_Internet_20_Link">https://github.com/rmhere</text:a></text:p>
      <text:p text:style-name="P2">Prace dyplomowe: <text:a xlink:type="simple" xlink:href="https://www.ii.pwr.edu.pl/~michalski/index.php?content=theses" text:style-name="Internet_20_link" text:visited-style-name="Visited_20_Internet_20_Link">https://www.ii.pwr.edu.pl/~michalski/index.php?content=theses</text:a></text:p>
      <text:p text:style-name="P2"><draw:line text:anchor-type="paragraph" draw:z-index="1" draw:name="Shape1" draw:style-name="gr1" draw:text-style-name="P57" svg:x1="-0.007cm" svg:y1="0.235cm" svg:x2="16.873cm" svg:y2="0.261cm"><text:p/></draw:line></text:p>
      <text:p text:style-name="P2"/>
      <text:p text:style-name="P53">Kod demo:</text:p>
      <text:list xml:id="list785803113" text:style-name="L7">
        <text:list-item>
          <text:p text:style-name="P37"><text:a xlink:type="simple" xlink:href="https://www.ii.pwr.edu.pl/~michalski/tmp/Demo.R" text:style-name="Internet_20_link" text:visited-style-name="Visited_20_Internet_20_Link">https://www.ii.pwr.edu.pl/~michalski/</text:a><text:a xlink:type="simple" xlink:href="https://www.ii.pwr.edu.pl/~michalski/tmp/Demo.R" text:style-name="Internet_20_link" text:visited-style-name="Visited_20_Internet_20_Link"><text:span text:style-name="T38">tmp/Demo.R</text:span></text:a></text:p>
        </text:list-item>
      </text:list>
      <text:p text:style-name="P2"/>
      <text:p text:style-name="P4">Cel laboratorium:</text:p>
      <text:list xml:id="list1276755237" text:style-name="L1">
        <text:list-item>
          <text:p text:style-name="P35">poznanie środowiska R oraz IDE RStudio</text:p>
        </text:list-item>
        <text:list-item>
          <text:p text:style-name="P35">podstawowe typy danych i operacje w środowisku R</text:p>
        </text:list-item>
        <text:list-item>
          <text:p text:style-name="P35">zrozumienie podstaw pakietu igraph dla środowiska R</text:p>
        </text:list-item>
        <text:list-item>
          <text:p text:style-name="P35">tworzenie grafów wedle modelu i z dostępnych źródeł danych</text:p>
        </text:list-item>
        <text:list-item>
          <text:p text:style-name="P35">podstawowe operacje na grafach</text:p>
        </text:list-item>
        <text:list-item>
          <text:p text:style-name="P35">symulacja procesu rozprzestrzeniania się informacji w sieci społecznej</text:p>
        </text:list-item>
      </text:list>
      <text:p text:style-name="P2"/>
      <text:p text:style-name="P5">Plan laboratorium:</text:p>
      <text:list xml:id="list4138788501" text:style-name="L2">
        <text:list-item>
          <text:p text:style-name="P38">Mini-wykład prowadzącego o <text:span text:style-name="T11">języku </text:span>R, RStudio, podstawo<text:span text:style-name="T31">w</text:span>ych typach danych<text:span text:style-name="T34"><text:line-break/>i</text:span> operacjach <text:span text:style-name="T16">w R </text:span>oraz <text:span text:style-name="T16">o </text:span>pakiecie igraph<text:span text:style-name="T30">, demonstracja kodu</text:span></text:p>
        </text:list-item>
        <text:list-item>
          <text:p text:style-name="P38">Zadani<text:span text:style-name="T1">a</text:span> do samodzielnego wykonania przez studenta</text:p>
        </text:list-item>
        <text:list-item>
          <text:p text:style-name="P38">Zapisanie kodu i wysłanie mailem do prowadzącego<text:span text:style-name="T1"> (adres mailowy powyżej)</text:span></text:p>
        </text:list-item>
        <text:list-item>
          <text:p text:style-name="P38">Dyskusja<text:span text:style-name="T1">, podsumowanie</text:span></text:p>
        </text:list-item>
      </text:list>
      <text:p text:style-name="P6"/>
      <text:p text:style-name="P5">Zadani<text:span text:style-name="T3">a</text:span> do wykonania:</text:p>
      <text:p text:style-name="P6"/>
      <text:p text:style-name="P24">I Grafy losowe (<text:span text:style-name="T1">Erd</text:span>ő<text:span text:style-name="T1">s-R</text:span>é<text:span text:style-name="T1">nyi</text:span>)</text:p>
      <text:list xml:id="list951171666" text:style-name="L3">
        <text:list-item>
          <text:p text:style-name="P39">Wygeneruj sieć Erd<text:span text:style-name="T3">ő</text:span>s-R<text:span text:style-name="T3">é</text:span>nyi o <text:span text:style-name="T3">stu</text:span> wierzchołkach i prawdopodobieństwie krawędzi = 0.<text:span text:style-name="T10">05.</text:span></text:p>
        </text:list-item>
        <text:list-item>
          <text:p text:style-name="P40">Wydrukuj podsumowanie grafu<text:span text:style-name="T2"> - czy graf jest ważony?</text:span></text:p>
        </text:list-item>
        <text:list-item>
          <text:p text:style-name="P40">Wylistuj wszystkie wierzchołki i krawędzie<text:span text:style-name="T3">.</text:span></text:p>
        </text:list-item>
        <text:list-item>
          <text:p text:style-name="P42">Ustaw wagi wszystkich krawędzi na losowe z zakresu 0.01 do 1</text:p>
        </text:list-item>
        <text:list-item>
          <text:p text:style-name="P41">Wydrukuj <text:span text:style-name="T3">ponownie </text:span>podsumowanie grafu<text:span text:style-name="T2"> - czy teraz graf jest ważony?</text:span></text:p>
        </text:list-item>
        <text:list-item>
          <text:p text:style-name="P42">Jaki jest stopień każdego węzła? Następnie stwórz histogram stopni węzłów.</text:p>
        </text:list-item>
        <text:list-item>
          <text:p text:style-name="P44">Ile jest klastrów (connected components) w grafie?</text:p>
        </text:list-item>
        <text:list-item>
          <text:p text:style-name="P43">Zwizualizuj graf<text:span text:style-name="T10"> w taki sposób, aby rozmiar węzłów odpowiadał mierze PageRank.</text:span></text:p>
        </text:list-item>
      </text:list>
      <text:p text:style-name="P6"/>
      <text:p text:style-name="P25"><text:span text:style-name="T8">II Grafy preferential attachment (Barab</text:span>á<text:span text:style-name="T8">si-Albert)</text:span></text:p>
      <text:list xml:id="list2393369662" text:style-name="L4">
        <text:list-item>
          <text:p text:style-name="P45">Wygeneruj graf wedle modelu Barabási-Albert z tysiącem węzłów</text:p>
        </text:list-item>
        <text:list-item>
          <text:p text:style-name="P45">Zwizualizuj graf layoutem Fruchterman &amp; Reingold</text:p>
        </text:list-item>
        <text:list-item>
          <text:p text:style-name="P45">Znajdź najbardziej centralny węzeł według miary betweenness, jaki ma numer?</text:p>
        </text:list-item>
        <text:list-item>
          <text:p text:style-name="P45">Jaka jest średnica grafu?</text:p>
        </text:list-item>
        <text:list-item>
          <text:p text:style-name="P46">W komentarzu napisz czym różnią się grafy <text:span text:style-name="T10">Barabási-Albert</text:span> i <text:span text:style-name="T1">Erdős-Rényi</text:span>.</text:p>
        </text:list-item>
      </text:list>
      <text:p text:style-name="P7"/>
      <text:p text:style-name="P23"><text:span text:style-name="T8">II</text:span><text:span text:style-name="T7">I</text:span><text:span text:style-name="T8"> </text:span><text:span text:style-name="T7">Rozprzestrzenianie się informacji w sieciach</text:span><text:span text:style-name="T9"> - dane rzeczywiste</text:span></text:p>
      <text:list xml:id="list1341545448" text:style-name="L5">
        <text:list-item>
          <text:p text:style-name="P47">Pobierz zbiór danych <text:a xlink:type="simple" xlink:href="http://konect.uni-koblenz.de/networks/radoslaw_email" text:style-name="Internet_20_link" text:visited-style-name="Visited_20_Internet_20_Link">http://konect.uni-koblenz.de/networks/radoslaw_email</text:a> (Downloads<text:span text:style-name="T33">, pierwszy od góry, rozpakowany tutaj: </text:span><text:a xlink:type="simple" xlink:href="https://www.ii.pwr.edu.pl/~michalski/tmp/out.radoslaw_email_email" text:style-name="Internet_20_link" text:visited-style-name="Visited_20_Internet_20_Link"><text:span text:style-name="T33">https://www.ii.pwr.edu.pl/~michalski/tmp/out.radoslaw_email_email</text:span></text:a>)</text:p>
        </text:list-item>
        <text:list-item>
          <text:p text:style-name="P48"><text:soft-page-break/>Zaimportuj zbiór out.radoslaw_email_email do data.frame i zachowaj tylko pierwsze dwie kolumny<text:span text:style-name="T11"> (dodatkowo przeskocz dwa pierwsze wiersze)</text:span>, następnie stwórz z tego data frame'a graf.</text:p>
        </text:list-item>
        <text:list-item>
          <text:p text:style-name="P49">Użyj funkcji <text:span text:style-name="T12">simplify</text:span> aby pozbyć się wielokrotnych krawędzi i pętli. Zweryfikuj czy po tej operacji Twój graf ma 167 węzłów i 5783 krawędzie. Jeśli tak jest, możesz kontynuować.</text:p>
        </text:list-item>
        <text:list-item>
          <text:p text:style-name="P50">Zasymuluj proces rozprzestrzeniania się informacji w grafie wedle następującego algorytmu:</text:p>
        </text:list-item>
      </text:list>
      <text:list xml:id="list1085580721" text:style-name="L6">
        <text:list-item>
          <text:p text:style-name="P52">ustaw wszystkim węzłom atrybut <text:span text:style-name="T12">activated</text:span> na FALSE</text:p>
        </text:list-item>
        <text:list-item>
          <text:p text:style-name="P52">następnie wylosuj jeden węzeł z grafu i ustaw mu atrybut <text:span text:style-name="T12">activated</text:span> na TRUE</text:p>
        </text:list-item>
        <text:list-item>
          <text:p text:style-name="P52">rozpocznij proces rozprzestrzeniania się informacji w grafie (10 przebiegów):</text:p>
          <text:p text:style-name="P52">węzeł, który jest aktywowany, aktywuje wszystkich swoich sąsiadów (użyj atrybutu pomocniczego aby w danej iteracji nie aktywować sąsiadów węzła, który został aktywowany w tej samej iteracji)</text:p>
        </text:list-item>
        <text:list-item>
          <text:p text:style-name="P52">po każdej iteracji zapisz liczbę aktywowanych węzłów w grafie <text:span text:style-name="T36">a także grafikę pokazującą, które węzły zostały aktywowane (funkcja plot na obiekcie </text:span><text:span text:style-name="T13">graf</text:span><text:span text:style-name="T36">)</text:span></text:p>
        </text:list-item>
      </text:list>
      <text:list xml:id="list90906288140769" text:continue-list="list1341545448" text:style-name="L5">
        <text:list-item>
          <text:p text:style-name="P54">Wykonaj powyższy eksperyment dla pięciu różnych węzłów początkowych, w tym dla najbardziej centralnego węzła wedle metody betweenness.</text:p>
        </text:list-item>
        <text:list-item>
          <text:p text:style-name="P51">Zapisz wynik wszystkich przebiegów w jednym data frame i w pliku, który także dołącz do sprawozdania.</text:p>
        </text:list-item>
      </text:list>
      <text:p text:style-name="P10"/>
      <text:p text:style-name="P26"><text:span text:style-name="T6">IV</text:span><text:span text:style-name="T5"> </text:span><text:span text:style-name="T4">Przesłanie plików wynikowych</text:span></text:p>
      <text:p text:style-name="P8"><text:tab/>Prześlij utworzone pliki (skrypt oraz wyniki procesu rozprzestrzeniania się informacji <text:tab/>mailem do prowadzącego zajęcia).</text:p>
      <text:p text:style-name="P8"/>
      <text:p text:style-name="P11"><text:span text:style-name="T14">Przydatne </text:span><text:span text:style-name="T15">polecenia</text:span><text:span text:style-name="T14">:</text:span></text:p>
      <text:p text:style-name="P9"><text:tab/><text:span text:style-name="T18">library, read.csv, read.csv2, betweenness, hist, degree, summary, plot, <text:tab/>erdos.renyi.game,<text:tab/>clusters, </text:span><text:span text:style-name="T24">neighbors, </text:span><text:span text:style-name="T18">graph.neighborhood, </text:span><text:span text:style-name="T24"><text:tab/></text:span><text:span text:style-name="T18">graph.data.frame, page.rank, V, E, diameter</text:span><text:span text:style-name="T19">, simplify</text:span><text:span text:style-name="T20">, barabasi.game</text:span><text:span text:style-name="T21">, </text:span><text:span text:style-name="T24"><text:tab/></text:span><text:span text:style-name="T21">vcount, ecount</text:span><text:span text:style-name="T25">, sample</text:span><text:span text:style-name="T26">, rbind</text:span></text:p>
      <text:p text:style-name="P18"/>
      <text:p text:style-name="P17">Wskazówki:</text:p>
      <text:p text:style-name="P16"/>
      <text:p text:style-name="P31"><text:span text:style-name="T27">Pamiętaj, że pomoc </text:span><text:span text:style-name="T28">do</text:span><text:span text:style-name="T27"> każdego polecenia można uzyskać używając znaku zapytania, np.</text:span> <text:span text:style-name="T17">?degree</text:span><text:span text:style-name="T37">.</text:span></text:p>
      <text:p text:style-name="P55"/>
      <text:p text:style-name="P33"><text:span text:style-name="T37">R</text:span>Studio dostępne jest także jako usługa w chmurze: <text:a xlink:type="simple" xlink:href="https://rstudio.cloud/" text:style-name="Internet_20_link" text:visited-style-name="Visited_20_Internet_20_Link">https://rstudio.cloud/</text:a></text:p>
      <text:p text:style-name="P56"/>
      <text:p text:style-name="P32"><text:span text:style-name="T37">D</text:span>obry tutorial z network science w R/igraph: <text:a xlink:type="simple" xlink:href="http://kateto.net/networks-r-igraph" text:style-name="Internet_20_link" text:visited-style-name="Visited_20_Internet_20_Link">http://kateto.net/networks-r-igraph</text:a></text:p>
      <text:p text:style-name="P14"/>
      <text:p text:style-name="P27">Ustawianie artybutów węzłów: </text:p>
      <text:p text:style-name="P13"><text:span text:style-name="T29"><text:tab/></text:span><text:span text:style-name="T22">V(g)$atrybut &lt;- warto</text:span><text:span text:style-name="T23">sc</text:span></text:p>
      <text:p text:style-name="P20"/>
      <text:p text:style-name="P28">Pętle: </text:p>
      <text:p text:style-name="P15"><text:tab/><text:span text:style-name="T22">E(g)$weight &lt;- runif(length(E(g)), 0.01, 1)</text:span></text:p>
      <text:p text:style-name="P19"/>
      <text:p text:style-name="P20"><text:tab/>for(i in 1:vcount(g)) {</text:p>
      <text:p text:style-name="P19"><text:tab/><text:tab/></text:p>
      <text:p text:style-name="P20"><text:tab/><text:tab/>print(E(g)[i]$weight)</text:p>
      <text:p text:style-name="P20"><text:tab/>}</text:p>
      <text:p text:style-name="P20"/>
      <text:p text:style-name="P29">Layouty do wizualizacji:</text:p>
      <text:p text:style-name="P21"><text:tab/>layout.circle, layout.fruchterman.reingold</text:p>
      <text:p text:style-name="P21"/>
      <text:p text:style-name="P30">Porównanie<text:span text:style-name="T35"> (tutaj znajduje te węzły o betweenness równym siedem)</text:span>:</text:p>
      <text:p text:style-name="P22"><text:tab/>V(g)[betweenness(g)==<text:span text:style-name="T32">7</text:span>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6T22:36:45.663419131</meta:creation-date>
    <dc:date>2019-11-15T09:09:05.870095568</dc:date>
    <meta:editing-duration>PT3H10M57S</meta:editing-duration>
    <meta:editing-cycles>47</meta:editing-cycles>
    <meta:generator>LibreOffice/6.3.3.2$Linux_X86_64 LibreOffice_project/30$Build-2</meta:generator>
    <meta:document-statistic meta:table-count="0" meta:image-count="0" meta:object-count="0" meta:page-count="2" meta:paragraph-count="67" meta:word-count="562" meta:character-count="4333" meta:non-whitespace-character-count="3854"/>
  </office:meta>
</office:document-meta>
</file>